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KR" svg:font-family="'Noto Sans CJK KR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5cm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P1" style:family="paragraph">
      <style:text-properties style:font-name="Noto Sans CJK KR" fo:font-size="26pt" fo:font-weight="normal" style:font-size-asian="26pt" style:font-weight-asian="normal" style:font-size-complex="26pt" style:font-weight-complex="normal"/>
    </style:style>
    <style:style style:name="P2" style:family="paragraph">
      <loext:graphic-properties draw:fill="none" draw:fill-color="#ffffff"/>
      <style:text-properties style:font-name="Noto Sans CJK KR" fo:font-size="26pt" fo:font-weight="normal" style:font-size-asian="26pt" style:font-weight-asian="normal" style:font-size-complex="26pt" style:font-weight-complex="normal"/>
    </style:style>
    <style:style style:name="P3" style:family="paragraph"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color="#ce181e" style:font-name="Noto Sans CJK KR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610506" style:font-name="Noto Sans CJK KR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variant="normal" fo:text-transform="none" fo:color="#ce181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10506" style:text-outline="false" style:text-line-through-style="none" style:text-line-through-type="none" style:font-name="Liberation Sans" fo:font-size="9pt" fo:font-style="normal" fo:text-shadow="none" style:text-underline-style="none" style:letter-kerning="true" style:font-name-asian="Noto Sans CJK SC" style:font-size-asian="9pt" style:font-style-asian="normal" style:font-name-complex="Lohit Devanagari" style:font-size-complex="9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ans" fo:font-size="9pt" fo:font-style="normal" fo:text-shadow="none" style:text-underline-style="none" style:letter-kerning="true" style:font-name-asian="Noto Sans CJK SC" style:font-size-asian="9pt" style:font-style-asian="normal" style:font-name-complex="Lohit Devanagari" style:font-size-complex="9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10506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e181e" fo:font-size="9pt" fo:font-weight="bold" style:font-size-asian="9pt" style:font-weight-asian="bold" style:font-size-complex="9pt" style:font-weight-complex="bold"/>
    </style:style>
    <style:style style:name="T9" style:family="text">
      <style:text-properties fo:color="#610506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cm" svg:height="1.889cm" svg:x="0.4cm" svg:y="0.311cm">
          <draw:text-box>
            <text:p text:style-name="P1"><text:span text:style-name="T1">T</text:span><text:span text:style-name="T2">raderect</text:span></text:p>
          </draw:text-box>
        </draw:frame>
        <draw:frame draw:style-name="gr2" draw:text-style-name="P4" draw:layer="layout" svg:width="4.4cm" svg:height="0.963cm" svg:x="0.5cm" svg:y="1.8cm">
          <draw:text-box>
            <text:p text:style-name="P3"><text:span text:style-name="T3">B</text:span><text:span text:style-name="T4">uy</text:span><text:span text:style-name="T5"> </text:span><text:span text:style-name="T3">S</text:span><text:span text:style-name="T6">ell</text:span><text:span text:style-name="T7"> </text:span><text:span text:style-name="T8">R</text:span><text:span text:style-name="T9">ent within NIT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KR" svg:font-family="'Noto Sans CJK KR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4T22:32:02.569728284</meta:creation-date>
    <dc:date>2019-08-25T00:44:39.985786619</dc:date>
    <meta:editing-duration>PT2H1M15S</meta:editing-duration>
    <meta:editing-cycles>1</meta:editing-cycles>
    <meta:document-statistic meta:object-count="2"/>
    <meta:generator>LibreOffice/6.0.7.3$Linux_X86_64 LibreOffice_project/00m0$Build-3</meta:generator>
  </office:meta>
</office:document-meta>
</file>